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feb" officeooo:paragraph-rsid="00011feb"/>
    </style:style>
    <style:style style:name="P2" style:family="paragraph" style:parent-style-name="Standard">
      <style:text-properties officeooo:rsid="0001e6ee" officeooo:paragraph-rsid="0001e6ee"/>
    </style:style>
    <style:style style:name="P3" style:family="paragraph" style:parent-style-name="Standard">
      <style:text-properties officeooo:rsid="0001e6ee" officeooo:paragraph-rsid="0001e6ee"/>
    </style:style>
    <style:style style:name="P4" style:family="paragraph" style:parent-style-name="Standard">
      <style:text-properties officeooo:rsid="0003b91b" officeooo:paragraph-rsid="0003b91b"/>
    </style:style>
    <style:style style:name="P5" style:family="paragraph" style:parent-style-name="Text_20_body">
      <style:paragraph-properties fo:text-align="start" style:justify-single-word="false"/>
      <style:text-properties officeooo:rsid="00228376" officeooo:paragraph-rsid="0003b91b"/>
    </style:style>
    <style:style style:name="P6" style:family="paragraph" style:parent-style-name="Text_20_body">
      <style:paragraph-properties fo:text-align="start" style:justify-single-word="false"/>
      <style:text-properties officeooo:rsid="00228376" officeooo:paragraph-rsid="0004b579"/>
    </style:style>
    <style:style style:name="P7" style:family="paragraph" style:parent-style-name="Text_20_body">
      <style:paragraph-properties fo:text-align="start" style:justify-single-word="false"/>
      <style:text-properties officeooo:rsid="0004b579" officeooo:paragraph-rsid="0004b579"/>
    </style:style>
    <style:style style:name="P8" style:family="paragraph" style:parent-style-name="Text_20_body">
      <style:paragraph-properties fo:text-align="start" style:justify-single-word="false"/>
      <style:text-properties officeooo:rsid="00211e6c" officeooo:paragraph-rsid="0004b579"/>
    </style:style>
    <style:style style:name="P9" style:family="paragraph" style:parent-style-name="Text_20_body">
      <style:paragraph-properties fo:text-align="start" style:justify-single-word="false"/>
      <style:text-properties officeooo:rsid="0006a0f2" officeooo:paragraph-rsid="0006a0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 (needs to be formalized in correct style)</text:p>
      <text:p text:style-name="P1"/>
      <text:p text:style-name="P1">1</text:p>
      <text:p text:style-name="P1"><text:a xlink:type="simple" xlink:href="https://basketball.realgm.com/player/Jimmer-Fredette/Summary/9263" text:style-name="Internet_20_link" text:visited-style-name="Visited_20_Internet_20_Link">https://basketball.realgm.com/player/Jimmer-Fredette/Summary/9263</text:a></text:p>
      <text:p text:style-name="P1"/>
      <text:p text:style-name="P1">2</text:p>
      <text:p text:style-name="P1"><text:a xlink:type="simple" xlink:href="https://basketball.realgm.com/player/Jimmer-Fredette/Summary/9263#International" text:style-name="Internet_20_link" text:visited-style-name="Visited_20_Internet_20_Link">https://basketball.realgm.com/player/Jimmer-Fredette/Summary/9263#International</text:a></text:p>
      <text:p text:style-name="P1"/>
      <text:p text:style-name="P1">3</text:p>
      <text:p text:style-name="P1"><text:a xlink:type="simple" xlink:href="https://www.foxsports.com/nba/story/new-york-knicks-jimmer-fredette-030216" text:style-name="Internet_20_link" text:visited-style-name="Visited_20_Internet_20_Link">https://www.foxsports.com/nba/story/new-york-knicks-jimmer-fredette-030216</text:a></text:p>
      <text:p text:style-name="P1"/>
      <text:p text:style-name="P2">4</text:p>
      <text:p text:style-name="P2"><text:a xlink:type="simple" xlink:href="https://www.nbastuffer.com/analytics101/how-the-nba-schedule-is-made/" text:style-name="Internet_20_link" text:visited-style-name="Visited_20_Internet_20_Link">https://www.nbastuffer.com/analytics101/how-the-nba-schedule-is-made/</text:a></text:p>
      <text:p text:style-name="P2"/>
      <text:p text:style-name="P4">5</text:p>
      <text:p text:style-name="P4"><text:a xlink:type="simple" xlink:href="http://journals.sagepub.com/doi/pdf/10.1177/1527002514526411" text:style-name="Internet_20_link" text:visited-style-name="Visited_20_Internet_20_Link">http://journals.sagepub.com/doi/pdf/10.1177/1527002514526411</text:a></text:p>
      <text:p text:style-name="P4"/>
      <text:p text:style-name="P4">6</text:p>
      <text:p text:style-name="P5"><text:a xlink:type="simple" xlink:href="https://fansided.com/2015/11/06/deep-dives-measuring-level-of-competition-around-the-world/" text:style-name="Internet_20_link" text:visited-style-name="Visited_20_Internet_20_Link">https://fansided.com/2015/11/06/deep-dives-measuring-level-of-competition-around-the-world/</text:a></text:p>
      <text:p text:style-name="P7">7</text:p>
      <text:p text:style-name="P6"><text:a xlink:type="simple" xlink:href="https://fansided.com/2014/08/13/projecting-international-prospects/" text:style-name="Internet_20_link" text:visited-style-name="Visited_20_Internet_20_Link">https://fansided.com/2014/08/13/projecting-international-prospects/</text:a></text:p>
      <text:p text:style-name="P7">8</text:p>
      <text:p text:style-name="P6"><text:a xlink:type="simple" xlink:href="https://fansided.com/2014/08/15/projecting-international-prospects-part-2/" text:style-name="Internet_20_link" text:visited-style-name="Visited_20_Internet_20_Link">https://fansided.com/2014/08/15/projecting-international-prospects-part-2/</text:a></text:p>
      <text:p text:style-name="P7">9</text:p>
      <text:p text:style-name="P6"><text:a xlink:type="simple" xlink:href="https://fansided.com/2014/08/21/projecting-international-prospects-part-3/" text:style-name="Internet_20_link" text:visited-style-name="Visited_20_Internet_20_Link">https://fansided.com/2014/08/21/projecting-international-prospects-part-3/</text:a></text:p>
      <text:p text:style-name="P7">10</text:p>
      <text:p text:style-name="P8"><text:a xlink:type="simple" xlink:href="https://www.nature.com/articles/srep06212" text:style-name="Internet_20_link" text:visited-style-name="Visited_20_Internet_20_Link">https://www.nature.com/articles/srep06212</text:a></text:p>
      <text:p text:style-name="P9">11</text:p>
      <text:p text:style-name="P9"><text:a xlink:type="simple" xlink:href="https://github.com/mdgoldberg/sportsref" text:style-name="Internet_20_link" text:visited-style-name="Visited_20_Internet_20_Link">https://github.com/mdgoldberg/sportsref</text:a></text:p>
      <text:p text:style-name="P9">12</text:p>
      <text:p text:style-name="P9"><text:a xlink:type="simple" xlink:href="https://github.com/abeard1/sportsref" text:style-name="Internet_20_link" text:visited-style-name="Visited_20_Internet_20_Link">https://github.com/abeard1/sportsref</text:a></text:p>
      <text:p text:style-name="P9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0:59:30.879610955</meta:creation-date>
    <dc:date>2018-05-03T14:40:00.565055113</dc:date>
    <meta:editing-duration>PT1H45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32" meta:character-count="833" meta:non-whitespace-character-count="826"/>
  </office:meta>
</office:document-meta>
</file>